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Mono" svg:font-family="'Droid Sans Mono', monospace, monospace, 'Droid Sans Fallback'"/>
    <style:font-face style:name="Verdana" svg:font-family="Verdana" style:font-family-generic="swiss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officeooo:rsid="000de718" officeooo:paragraph-rsid="000de718"/>
    </style:style>
    <style:style style:name="P2" style:family="paragraph" style:parent-style-name="Standard">
      <style:text-properties officeooo:paragraph-rsid="000de718"/>
    </style:style>
    <style:style style:name="T1" style:family="text">
      <style:text-properties officeooo:rsid="000de7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This is the simple triangle a basic shape produced by a vertex shader ( A program that runs on the GPU and calculates and draws the vertices) and a fragment shader ( A similar program that colours the pixels inside) . The first and most fundamental shape in any OpenGL application. Almost all of the complex surfaces in OpenGL are comprised of triangles. <text:s/></text:span></text:p>
      <text:p text:style-name="P2"/>
      <text:p text:style-name="P1">[ Press E to change the colour of the triangle]</text:p>
      <text:p text:style-name="P1">Lines of code affected are the colour columns in the buffer array </text:p>
      <text:p text:style-name="P1">/* Exhibits vertices */</text:p>
      <text:p text:style-name="P1">float square_triangle_vertices[] = {</text:p>
      <text:p text:style-name="P1"><text:tab/>// positions <text:s text:c="8"/>// colors</text:p>
      <text:p text:style-name="P1"><text:tab/>0.5f, -0.5f, 0.0f, <text:s/>1.0f, 0.0f, 0.0f, <text:s/>// bottom right</text:p>
      <text:p text:style-name="P1"><text:tab/>-0.5f, -0.5f, 0.0f, <text:s/>1.0f, 0.0f, 0.0f, <text:s/>// bottom left</text:p>
      <text:p text:style-name="P1"><text:tab/>0.0f, <text:s/>0.5f, 0.0f, <text:s/>1.0f, 0.0f, 0.0f <text:s text:c="2"/>// top };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Mono" svg:font-family="'Droid Sans Mono', monospace, monospace, 'Droid Sans Fallback'"/>
    <style:font-face style:name="Verdana" svg:font-family="Verdana" style:font-family-generic="swiss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en" fo:country="GB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en" fo:country="GB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Verdana" fo:font-family="Verdana" style:font-family-generic="swiss" fo:font-size="20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Verdana" fo:font-family="Verdana" style:font-family-generic="swiss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06T19:38:03.229951138</meta:creation-date>
    <dc:date>2020-02-06T19:55:12.018749496</dc:date>
    <meta:editing-duration>PT16M28S</meta:editing-duration>
    <meta:editing-cycles>2</meta:editing-cycles>
    <meta:generator>LibreOffice/6.4.0.3$Linux_X86_64 LibreOffice_project/40$Build-3</meta:generator>
    <meta:document-statistic meta:table-count="0" meta:image-count="0" meta:object-count="0" meta:page-count="1" meta:paragraph-count="9" meta:word-count="124" meta:character-count="718" meta:non-whitespace-character-count="580"/>
  </office:meta>
</office:document-meta>
</file>